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eeModel.getChildren( 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getChildKey( Object parent , Objec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DefaultTreeNode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add( String key , Tree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eeNode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isLeaf( Objec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DefaultTreeModel( TreeNode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getChild( Object parent ,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addTreeModelListener( TreeModel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getChild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Model.removeTreeModelListener( TreeModel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getChildKey( Object chi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TreeModel.getNode( Tree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isLea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eeNode.get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reeNode.DefaultTreeNode( Object data , Map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eeModel.buildUnspecified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